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2.499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4"/>
    <style:style style:name="P6" style:family="paragraph" style:parent-style-name="Standard" style:list-style-name="L3">
      <style:paragraph-properties fo:margin-left="0cm" fo:margin-right="0cm" fo:text-indent="0cm" style:auto-text-indent="false"/>
    </style:style>
    <text:list-style style:name="L1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bullets, font Times New Roman 12 pt</text:p>
      <text:p text:style-name="Standard">One line without bullets followed by one empty line (2x Enter at the end of previous line)</text:p>
      <text:p text:style-name="Standard"/>
      <text:list xml:id="list6236347142469323105" text:style-name="L2">
        <text:list-item>
          <text:p text:style-name="P4">four</text:p>
          <text:list>
            <text:list-item>
              <text:p text:style-name="P4">four one</text:p>
              <text:list>
                <text:list-item>
                  <text:p text:style-name="P4">four one one</text:p>
                </text:list-item>
              </text:list>
            </text:list-item>
            <text:list-item>
              <text:p text:style-name="P4">four two</text:p>
              <text:p text:style-name="P4">One line without numbering (built-in function „insert not numbered line“)</text:p>
            </text:list-item>
            <text:list-item>
              <text:p text:style-name="P4">four three</text:p>
            </text:list-item>
          </text:list>
        </text:list-item>
      </text:list>
      <text:p text:style-name="P1">First line without numbering (2x Enter at the end of previous line, Indent 2,5 cm)</text:p>
      <text:p text:style-name="P1">Second line without numbering</text:p>
      <text:list xml:id="list554505439931036548" text:style-name="L3">
        <text:list-item>
          <text:list>
            <text:list-item>
              <text:p text:style-name="P6">four four</text:p>
            </text:list-item>
          </text:list>
        </text:list-item>
        <text:list-item>
          <text:p text:style-name="P6">five</text:p>
          <text:list>
            <text:list-item>
              <text:p text:style-name="P6">five one</text:p>
            </text:list-item>
          </text:list>
        </text:list-item>
      </text:list>
      <text:p text:style-name="P2">Custom bullets</text:p>
      <text:list xml:id="list3606076224634146102" text:style-name="L4">
        <text:list-item>
          <text:p text:style-name="P5">one <text:s/>U 25CF</text:p>
          <text:list>
            <text:list-item>
              <text:p text:style-name="P5">one one U EF00 (E22D)</text:p>
              <text:list>
                <text:list-item>
                  <text:p text:style-name="P5">one one one U EF00 (E00A)</text:p>
                  <text:list>
                    <text:list-item>
                      <text:p text:style-name="P5">one one one one U 2794</text:p>
                      <text:list>
                        <text:list-item>
                          <text:p text:style-name="P5">one one one one <text:s/>U 27A2</text:p>
                          <text:list>
                            <text:list-item>
                              <text:p text:style-name="P5">one one one one one one U 2717</text:p>
                              <text:list>
                                <text:list-item>
                                  <text:p text:style-name="P5">one one one one one one one U 2714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One line without bullets. One line without bull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7T09:05:18</meta:creation-date>
    <dc:date>2013-07-24T18:42:04</dc:date>
    <meta:editing-duration>PT21M49S</meta:editing-duration>
    <meta:editing-cycles>9</meta:editing-cycles>
    <meta:generator>OpenOffice/4.0.0$Unix OpenOffice.org_project/400m3$Build-9702</meta:generator>
    <meta:document-statistic meta:table-count="0" meta:image-count="0" meta:object-count="0" meta:page-count="1" meta:paragraph-count="22" meta:word-count="138" meta:character-count="628"/>
    <dc:creator>Miloš Šrámek</dc:creator>
  </office:meta>
</office:document-meta>
</file>